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2">
      <style:paragraph-properties style:writing-mode="lr-tb"/>
    </style:style>
    <style:style style:name="P5" style:family="paragraph" style:parent-style-name="Preformatted_20_Text" style:list-style-name="L1">
      <style:paragraph-properties fo:margin-top="0cm" fo:margin-bottom="0.499cm" style:writing-mode="lr-tb"/>
    </style:style>
    <style:style style:name="P6" style:family="paragraph" style:parent-style-name="Preformatted_20_Text" style:list-style-name="L2">
      <style:paragraph-properties fo:margin-top="0cm" fo:margin-bottom="0.499cm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ource_20_Text">@GetMapping</text:span>과 <text:span text:style-name="Source_20_Text">@PostMapping</text:span>은 모두 Spring Framework에서 특정 URL에 대한 HTTP 요청을 처리하는 데 사용되는 어노테이션이지만, 두 어노테이션은 처리하는 HTTP 메서드와 그 목적에서 차이가 있습니다.</text:p>
      <text:h text:style-name="Heading_20_3" text:outline-level="3">1. <text:span text:style-name="Source_20_Text">@GetMapping</text:span></text:h>
      <text:list xml:id="list4069533318471487183" text:style-name="L1">
        <text:list-item>
          <text:p text:style-name="P10"><text:span text:style-name="Strong_20_Emphasis">역할</text:span>: HTTP GET 요청을 처리합니다.</text:p>
        </text:list-item>
        <text:list-item>
          <text:p text:style-name="P10"><text:span text:style-name="Strong_20_Emphasis">사용 시기</text:span>: GET 요청은 주로 서버에서 데이터를 가져올 때 사용됩니다. 웹페이지를 보여주거나, 데이터를 조회할 때 사용합니다.</text:p>
        </text:list-item>
        <text:list-item>
          <text:p text:style-name="P10"><text:span text:style-name="Strong_20_Emphasis">특징</text:span>:</text:p>
          <text:list>
            <text:list-item>
              <text:p text:style-name="P10">GET 요청은 서버에 데이터를 전송하지 않고, 주로 URL을 통해 서버에서 리소스를 요청합니다.</text:p>
            </text:list-item>
            <text:list-item>
              <text:p text:style-name="P10">URL에 데이터를 쿼리 파라미터의 형태로 포함시킬 수 있습니다. 예를 들어, <text:span text:style-name="Source_20_Text">example.com/search?query=apple</text:span>에서 <text:span text:style-name="Source_20_Text">query=apple</text:span>이 쿼리 파라미터입니다.</text:p>
            </text:list-item>
            <text:list-item>
              <text:p text:style-name="P10">GET 요청은 보통 안전하고 반복적인 요청에 사용되며, 브라우저의 캐시나 북마크에 적합합니다.</text:p>
            </text:list-item>
          </text:list>
        </text:list-item>
        <text:list-item>
          <text:p text:style-name="P7"><text:span text:style-name="Strong_20_Emphasis">예시</text:span>:</text:p>
          <text:p text:style-name="P1">java</text:p>
          <text:p text:style-name="P1">코드 복사</text:p>
          <text:p text:style-name="P3"><text:span text:style-name="Source_20_Text">@GetMapping("/list")</text:span></text:p>
          <text:p text:style-name="P3"><text:span text:style-name="Source_20_Text">public String getList(Model model) {</text:span></text:p>
          <text:p text:style-name="P3"><text:span text:style-name="Source_20_Text"><text:s text:c="4"/>// 데이터를 조회하고 모델에 추가</text:span></text:p>
          <text:p text:style-name="P3"><text:span text:style-name="Source_20_Text"><text:s text:c="4"/>return "listPage"; // listPage라는 뷰를 반환</text:span></text:p>
          <text:p text:style-name="P5"><text:span text:style-name="Source_20_Text">}</text:span></text:p>
          <text:p text:style-name="P7">이 코드에서는 사용자가 <text:span text:style-name="Source_20_Text">/list</text:span> 경로로 GET 요청을 보낼 때, <text:span text:style-name="Source_20_Text">getList</text:span> 메서드가 호출됩니다.</text:p>
        </text:list-item>
      </text:list>
      <text:h text:style-name="Heading_20_3" text:outline-level="3">2. <text:span text:style-name="Source_20_Text">@PostMapping</text:span></text:h>
      <text:list xml:id="list7047796067323544784" text:style-name="L2">
        <text:list-item>
          <text:p text:style-name="P11"><text:span text:style-name="Strong_20_Emphasis">역할</text:span>: HTTP POST 요청을 처리합니다.</text:p>
        </text:list-item>
        <text:list-item>
          <text:p text:style-name="P11"><text:span text:style-name="Strong_20_Emphasis">사용 시기</text:span>: POST 요청은 주로 서버로 데이터를 전송할 때 사용됩니다. 새로운 데이터를 생성하거나 서버에 변경 사항을 전송할 때 주로 사용됩니다.</text:p>
        </text:list-item>
        <text:list-item>
          <text:p text:style-name="P11"><text:span text:style-name="Strong_20_Emphasis">특징</text:span>:</text:p>
          <text:list>
            <text:list-item>
              <text:p text:style-name="P11">POST 요청은 데이터가 요청 본문에 포함되어 서버로 전송됩니다. 이 데이터는 폼 제출, 파일 업로드, API 호출 등의 용도로 사용됩니다.</text:p>
            </text:list-item>
            <text:list-item>
              <text:p text:style-name="P11">POST 요청은 서버의 상태를 변경할 수 있으며, 보통 요청이 반복되면 동일한 결과를 보장하지 않습니다.</text:p>
            </text:list-item>
            <text:list-item>
              <text:p text:style-name="P11">GET과 달리 URL에 데이터가 포함되지 않으므로, URL의 길이에 제한이 없습니다.</text:p>
            </text:list-item>
          </text:list>
        </text:list-item>
        <text:list-item>
          <text:p text:style-name="P8"><text:span text:style-name="Strong_20_Emphasis">예시</text:span>:</text:p>
          <text:p text:style-name="P2">java</text:p>
          <text:p text:style-name="P2">코드 복사</text:p>
          <text:p text:style-name="P4"><text:span text:style-name="Source_20_Text">@PostMapping("/add")</text:span></text:p>
          <text:p text:style-name="P4"><text:span text:style-name="Source_20_Text">public String addData(@RequestParam String data) {</text:span></text:p>
          <text:p text:style-name="P4"><text:span text:style-name="Source_20_Text"><text:s text:c="4"/>// 데이터를 서버에 저장하거나 처리</text:span></text:p>
          <text:p text:style-name="P4"><text:span text:style-name="Source_20_Text"><text:s text:c="4"/>return "redirect:/list"; // 작업 완료 후 다른 페이지로 리다이렉트</text:span></text:p>
          <text:p text:style-name="P6"><text:span text:style-name="Source_20_Text">}</text:span></text:p>
          <text:p text:style-name="P8"><text:soft-page-break/>이 코드에서는 사용자가 <text:span text:style-name="Source_20_Text">/add</text:span> 경로로 POST 요청을 보낼 때, <text:span text:style-name="Source_20_Text">addData</text:span> 메서드가 호출되어 서버에 데이터를 저장하거나 처리합니다.</text:p>
        </text:list-item>
      </text:list>
      <text:h text:style-name="Heading_20_3" text:outline-level="3">요약</text:h>
      <text:list xml:id="list7294430469636145889" text:style-name="L3">
        <text:list-item>
          <text:p text:style-name="P12"><text:span text:style-name="Strong_20_Emphasis"><text:span text:style-name="Source_20_Text">@GetMapping</text:span></text:span>: 서버로부터 데이터를 "조회"할 때 사용되며, HTTP GET 요청을 처리합니다.</text:p>
        </text:list-item>
        <text:list-item>
          <text:p text:style-name="P9"><text:span text:style-name="Strong_20_Emphasis"><text:span text:style-name="Source_20_Text">@PostMapping</text:span></text:span>: 서버에 데이터를 "전송"하거나 "변경"할 때 사용되며, HTTP POST 요청을 처리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20:53:05.76</meta:creation-date>
    <meta:document-statistic meta:table-count="0" meta:image-count="0" meta:object-count="0" meta:page-count="2" meta:paragraph-count="36" meta:word-count="746" meta:character-count="1336"/>
    <dc:date>2024-08-19T20:53:39.93</dc:date>
    <meta:editing-duration>PT34S</meta:editing-duration>
    <meta:editing-cycles>1</meta:editing-cycles>
    <meta:generator>OpenOffice/4.1.15$Win32 OpenOffice.org_project/4115m2$Build-9813</meta:generator>
  </office:meta>
</office:document-meta>
</file>